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  <style:style style:name="P2" style:parent-style-name="Standard" style:family="paragraph">
      <style:text-properties fo:color="#C9211E"/>
    </style:style>
  </office:automatic-styles>
  <office:body>
    <office:text text:use-soft-page-breaks="true">
      <text:p text:style-name="P1">MAPPING<text:s/></text:p>
      <text:p text:style-name="Standard"/>
      <text:p text:style-name="Standard">sudo apt update</text:p>
      <text:p text:style-name="Standard">source /opt/ros/jazzy/setup.bash</text:p>
      <text:p text:style-name="Standard">sudo apt install ros-jazzy-rplidar-ros</text:p>
      <text:p text:style-name="Standard"/>
      <text:p text:style-name="Standard">source /opt/ros/jazzy/setup.bash</text:p>
      <text:p text:style-name="Standard">ls -la /dev/ttyUSB0</text:p>
      <text:p text:style-name="Standard">ros2 launch rplidar_ros rplidar.launch.py<text:s/>serial_port:=/dev/ttyUSB0</text:p>
      <text:p text:style-name="Standard"/>
      <text:p text:style-name="Standard">source /opt/ros/jazzy/setup.bash</text:p>
      <text:p text:style-name="Standard">source ~/ros2_ws/install/setup.bash</text:p>
      <text:p text:style-name="Standard">source /opt/ros/jazzy/setup.bash</text:p>
      <text:p text:style-name="Standard">ros2 pkg list | grep rf2o_laser_odometry</text:p>
      <text:p text:style-name="Standard">ros2 launch rf2o_laser_odometry rf2o_laser_odometry.launch.py laser_scan_topic:=scan</text:p>
      <text:p text:style-name="Standard"/>
      <text:p text:style-name="Standard">source /opt/ros/jazzy/setup.bash</text:p>
      <text:p text:style-name="Standard">ros2 run tf2_ros static_transform_publisher 0 0 0 0 0 0 odom base_link</text:p>
      <text:p text:style-name="Standard"/>
      <text:p text:style-name="Standard">source /opt/ros/jazzy/setup.bash</text:p>
      <text:p text:style-name="Standard">ros2 run tf2_ros static_transform_publisher 0 0 0 0 0 0 base_link laser</text:p>
      <text:p text:style-name="Standard"/>
      <text:p text:style-name="Standard">source /opt/ros/jazzy/setup.bash</text:p>
      <text:p text:style-name="Standard">ros2 launch turtlebot4_navigation slam.launch.py</text:p>
      <text:p text:style-name="Standard"/>
      <text:p text:style-name="Standard">source /opt/ros/jazzy/setup.bash</text:p>
      <text:p text:style-name="Standard">ros2 run rviz2 rviz2</text:p>
      <text:p text:style-name="Standard"/>
      <text:p text:style-name="Standard">source /opt/ros/jazzy/setup.bash</text:p>
      <text:p text:style-name="Standard">ros2 run nav2_map_server map_saver_cli -f my_map2</text:p>
      <text:p text:style-name="Standard"/>
      <text:p text:style-name="Standard">source /opt/ros/jazzy/setup.bash</text:p>
      <text:p text:style-name="Standard">ros2 launch turtlebot4_navigation nav2.launch.py use_sim_time:=false map:=~/my_map2.yaml<text:s/></text:p>
      <text:p text:style-name="Standard"/>
      <text:p text:style-name="Standard">source /opt/ros/jazzy/setup.bash</text:p>
      <text:p text:style-name="Standard">ros2 launch nav2_bringup rviz_launch.py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Anu Rajkumar</meta:initial-creator>
    <dc:creator>Anu Rajkumar</dc:creator>
    <meta:creation-date>2025-11-09T14:39:00Z</meta:creation-date>
    <dc:date>2025-11-09T14:39:00Z</dc:date>
    <meta:template xlink:href="Normal.dotm" xlink:type="simple"/>
    <meta:editing-cycles>2</meta:editing-cycles>
    <meta:editing-duration>PT120S</meta:editing-duration>
    <meta:document-statistic meta:page-count="1" meta:paragraph-count="2" meta:word-count="163" meta:character-count="1091" meta:row-count="7" meta:non-whitespace-character-count="930"/>
  </office:meta>
</office:document-meta>
</file>